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102" officeooo:paragraph-rsid="001ca102"/>
    </style:style>
    <style:style style:name="P2" style:family="paragraph" style:parent-style-name="Standard">
      <style:text-properties officeooo:rsid="001e02a9" officeooo:paragraph-rsid="001e02a9"/>
    </style:style>
    <style:style style:name="T1" style:family="text">
      <style:text-properties officeooo:rsid="001f9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y auditing involves comparing a company’s security policies (or compliance requirements) to what’s actually taking place. The intent of security auditing is to validate that security controls exist — typically using a risk‐based approach.</text:p>
      <text:p text:style-name="P1"/>
      <text:p text:style-name="P2">If you choose to make ethical hacking an important part of your business’s information risk management program, you really need to have a documented security testing poli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3:40:06.188660974</meta:creation-date>
    <meta:generator>LibreOffice/5.1.4.2$Linux_X86_64 LibreOffice_project/10m0$Build-2</meta:generator>
    <dc:date>2017-01-25T13:57:15.506588084</dc:date>
    <meta:editing-duration>PT17M9S</meta:editing-duration>
    <meta:editing-cycles>3</meta:editing-cycles>
    <meta:document-statistic meta:table-count="0" meta:image-count="0" meta:object-count="0" meta:page-count="1" meta:paragraph-count="2" meta:word-count="60" meta:character-count="418" meta:non-whitespace-character-count="359"/>
  </office:meta>
</office:document-meta>
</file>